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1a5" officeooo:paragraph-rsid="001821a5"/>
    </style:style>
    <style:style style:name="P2" style:family="paragraph" style:parent-style-name="Standard">
      <style:text-properties officeooo:rsid="001c5985" officeooo:paragraph-rsid="001c5985"/>
    </style:style>
    <style:style style:name="P3" style:family="paragraph" style:parent-style-name="Standard">
      <style:text-properties officeooo:rsid="001c5c1b" officeooo:paragraph-rsid="001c5c1b"/>
    </style:style>
    <style:style style:name="T1" style:family="text">
      <style:text-properties officeooo:rsid="001cb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 thong so :</text:p>
      <text:p text:style-name="P1">so_sontroute - </text:p>
      <text:p text:style-name="P1">so_keepalive thiet lap thoi gian duy tri ket noi TCP, duy tri cho den khi socket dong laij;</text:p>
      <text:p text:style-name="P1">so_linger thiep lap cac thuc dong lien ket voi TCP</text:p>
      <text:p text:style-name="P1">so_reuseaddr <text:s/>nhan vao mot gia tri kieu int, khi tham so duoc gan cho socket co the duoc su dung laij cho socket khac</text:p>
      <text:p text:style-name="P1">so_rcvtimeo thiep lap thoi gian time out cho qua tinh nhan-→ </text:p>
      <text:p text:style-name="P1"/>
      <text:p text:style-name="P1">Ghi chu: khong nhat theit phai su dung blind ben phia client</text:p>
      <text:p text:style-name="P1"/>
      <text:p text:style-name="P2">recvfrom : voi co Flags thi neu khong co gi dac biet thi mac dinh xac lap gia tri bang 0</text:p>
      <text:p text:style-name="P2"/>
      <text:p text:style-name="P3">Moi mot socket deu co 1 bo dem.. va bo dem nay khong giong voi bo dem trong ung dung.<text:span text:style-name="T1">Neu co tinh huong xay ra la kich thuoc gui tu buffer ung dung &gt; kich thuoc buffer socket thi se co loi EMSGSIZ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30:06.472243757</meta:creation-date>
    <dc:date>2018-09-27T14:57:35.603125251</dc:date>
    <meta:editing-duration>PT17M1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5" meta:character-count="692" meta:non-whitespace-character-count="553"/>
  </office:meta>
</office:document-meta>
</file>